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adornments="Обычный" style:font-family-generic="roman"/>
  </office:font-face-decls>
  <office:automatic-styles>
    <style:style style:name="P1" style:family="paragraph" style:parent-style-name="Heading_20_1" style:master-page-name="">
      <loext:graphic-properties draw:fill="none"/>
      <style:paragraph-properties fo:margin-top="0cm" fo:margin-bottom="0cm" style:contextual-spacing="false" fo:line-height="150%" fo:text-align="center" style:justify-single-word="false" fo:text-indent="1.251cm" style:auto-text-indent="false" style:page-number="auto" fo:background-color="transparent"/>
      <style:text-properties fo:color="#000000" loext:opacity="100%" style:font-name="Times New Roman" fo:font-size="14pt" fo:font-style="normal" fo:font-weight="normal" fo:background-color="transparent" style:font-size-asian="14pt" style:font-size-complex="14pt"/>
    </style:style>
    <style:style style:name="P2" style:family="paragraph" style:parent-style-name="Standard">
      <loext:graphic-properties draw:fill="none"/>
      <style:paragraph-properties fo:margin-top="0cm" fo:margin-bottom="0cm" style:contextual-spacing="false" fo:line-height="150%" fo:text-align="justify" style:justify-single-word="false" fo:text-indent="1.251cm" style:auto-text-indent="false" fo:background-color="transparent"/>
      <style:text-properties fo:color="#000000" loext:opacity="100%" style:font-name="Times New Roman" fo:font-size="14pt" fo:font-style="normal" fo:font-weight="normal" fo:background-color="transparent" style:font-size-asian="14pt" style:font-size-complex="14pt"/>
    </style:style>
    <style:style style:name="P3" style:family="paragraph" style:parent-style-name="Heading_20_1">
      <loext:graphic-properties draw:fill="none"/>
      <style:paragraph-properties fo:margin-top="0cm" fo:margin-bottom="0cm" style:contextual-spacing="false" fo:line-height="150%" fo:text-align="center" style:justify-single-word="false" fo:text-indent="1.251cm" style:auto-text-indent="false" fo:break-before="page" fo:background-color="transparent"/>
      <style:text-properties fo:color="#000000" loext:opacity="100%" style:font-name="Times New Roman" fo:font-size="14pt" fo:font-style="normal" fo:font-weight="normal" fo:background-color="transparent" style:font-size-asian="14pt" style:font-size-complex="14pt"/>
    </style:style>
    <style:style style:name="P4" style:family="paragraph" style:parent-style-name="Heading_20_1">
      <loext:graphic-properties draw:fill="none"/>
      <style:paragraph-properties fo:line-height="150%" fo:text-align="justify" style:justify-single-word="false" fo:text-indent="1.251cm" style:auto-text-indent="false" fo:break-before="page" fo:background-color="transparent"/>
      <style:text-properties fo:color="#000000" loext:opacity="100%" style:font-name="Times New Roman" fo:font-size="14pt" fo:font-style="normal" fo:font-weight="normal" fo:background-color="transparent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251cm" style:auto-text-indent="false" fo:background-color="transparent"/>
      <style:text-properties fo:color="#000000" loext:opacity="100%" style:font-name="Times New Roman" fo:font-size="14pt" fo:font-style="normal" fo:font-weight="normal" fo:background-color="transparent" style:font-size-asian="14pt" style:font-size-complex="14pt"/>
    </style:style>
    <style:style style:name="P6" style:family="paragraph" style:parent-style-name="Standard">
      <loext:graphic-properties draw:fill="none"/>
      <style:paragraph-properties fo:line-height="150%" fo:text-align="justify" style:justify-single-word="false" fo:text-indent="1.251cm" style:auto-text-indent="false" fo:background-color="transparent"/>
      <style:text-properties fo:color="#000000" loext:opacity="100%" style:font-name="Times New Roman" fo:font-size="14pt" fo:font-style="normal" fo:font-weight="normal" fo:background-color="transparent" style:font-size-asian="14pt" style:font-size-complex="14pt"/>
    </style:style>
    <style:style style:name="P7" style:family="paragraph" style:parent-style-name="Standard">
      <loext:graphic-properties draw:fill="none"/>
      <style:paragraph-properties fo:margin-top="0cm" fo:margin-bottom="0.499cm" style:contextual-spacing="false" fo:line-height="150%" fo:text-align="justify" style:justify-single-word="false" fo:text-indent="1.251cm" style:auto-text-indent="false" fo:background-color="transparent"/>
      <style:text-properties fo:color="#000000" loext:opacity="100%" style:font-name="Times New Roman" fo:font-size="14pt" fo:font-style="normal" fo:font-weight="normal" fo:background-color="transparent" style:font-size-asian="14pt" style:font-size-complex="14pt"/>
    </style:style>
    <style:style style:name="T1" style:family="text">
      <style:text-properties officeooo:rsid="000edc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Введение</text:h>
      <text:p text:style-name="P2">Судоку — это популярная логическая настольная игра с числами, чья цель заключается в заполнении сетки 9x9 числами от 1 до 9 так, чтобы ни одно число не повторялось ни в строках, ни в столбцах, ни в квадратных областях 3x3. Судоку требует от игрока логического мышления и терпения. За последние два десятилетия игра завоевала популярность по всему миру и сейчас доступна во множестве форм, включая настольные, мобильные и веб-приложения.</text:p>
      <text:p text:style-name="P2">В современном мире, когда цифровые развлечения становятся все более популярными, разработка компьютерных версий классических игр, таких как Судоку, становится актуальной. Данные версии позволяют улучшить опыт игрока, обеспечивают простоту в генерации новых задач и могут включать дополнительные функции, которые невозможно реализовать на бумаге.</text:p>
      <text:p text:style-name="P2">В этой работе представлена реализация игры Судоку на языке Python с использованием библиотеки Pygame. Цель разработки — продемонстрировать базовые принципы программирования игр и создать увлекательное приложение, которое можно использовать как для развлечения, так и для тренировки логического мышления.</text:p>
      <text:p text:style-name="P2">Актуальность</text:p>
      <text:p text:style-name="P2">1. Развитие логического мышления: Судоку помогает развивать критическое, логическое мышление и внимательность. Это качество особенно важно для студентов и молодежи, которые стремятся улучшить свои навыки аналитического мышления.</text:p>
      <text:p text:style-name="P2">2. Доступность и удобство: Цифровая версия игры предоставляет возможность настроить уровень сложности и автоматически проверять правильность ввода, что делает игру более доступной.</text:p>
      <text:p text:style-name="P2">3. Популяризация программирования: Разработка игр является одним из самых привлекательных и интересных способов изучения программирования, что может способствовать привлечению внимания к IT-дисциплинам.</text:p>
      <text:h text:style-name="P3" text:outline-level="1">Теоретическая часть</text:h>
      <text:p text:style-name="P2">Основы программирования на Python</text:p>
      <text:p text:style-name="P2">Python - это высокоуровневый язык программирования, который популярен благодаря своей простоте и многообразию библиотек. Pygame — это библиотека, разработанная для создания игр, которая включает функции для работы с графикой, звуком и взаимодействием с пользователем.</text:p>
      <text:p text:style-name="P2">Пример простого кода на Python:</text:p>
      <text:p text:style-name="P2">print("Hello, World!")</text:p>
      <text:p text:style-name="P2">Пример использования библиотеки Pygame:</text:p>
      <text:p text:style-name="P2">import pygame</text:p>
      <text:p text:style-name="P2">pygame.init()</text:p>
      <text:p text:style-name="P2">screen = pygame.display.set_mode((500, 500))</text:p>
      <text:p text:style-name="P2">pygame.display.set_caption("My First Game")</text:p>
      <text:p text:style-name="P2">running = True</text:p>
      <text:p text:style-name="P2">while running:</text:p>
      <text:p text:style-name="P2"><text:s text:c="4"/>for event in pygame.event.get():</text:p>
      <text:p text:style-name="P2"><text:s text:c="8"/>if event.type == pygame.QUIT:</text:p>
      <text:p text:style-name="P2"><text:s text:c="12"/>running = False</text:p>
      <text:p text:style-name="P2">pygame.quit()</text:p>
      <text:p text:style-name="P2">Принципы разработки игр</text:p>
      <text:p text:style-name="P2">Проектирование игр обычно состоит из следующих этапов:</text:p>
      <text:p text:style-name="P2">1. Идея и концепция: Определение, что представляет собой игра, ее основные механики. В случае Судоку это логика заполнения сетки.</text:p>
      <text:p text:style-name="P2">2. Дизайн игры: Определение структуры, интерфейса и пользовательского опыта. На этом этапе разрабатывается как будет выглядеть игровое поле.</text:p>
      <text:p text:style-name="P2">3. Программирование: Здесь реализуются алгоритмы, логика игры и все взаимодействия.</text:p>
      <text:p text:style-name="P2"><text:soft-page-break/><text:s text:c="3"/>- Например, алгоритм для удаления чисел из заполненной головоломки Судоку:</text:p>
      <text:p text:style-name="P2">def remove_numbers(board, difficulty_level=0.5):</text:p>
      <text:p text:style-name="P2"><text:s text:c="4"/>cells_to_remove = int(BOARD_SIZE * BOARD_SIZE * difficulty_level)</text:p>
      <text:p text:style-name="P2"><text:s text:c="4"/>while cells_to_remove &gt; 0:</text:p>
      <text:p text:style-name="P2"><text:s text:c="8"/>i = random.randint(0, BOARD_SIZE - 1)</text:p>
      <text:p text:style-name="P2"><text:s text:c="8"/>j = random.randint(0, BOARD_SIZE - 1)</text:p>
      <text:p text:style-name="P2"><text:s text:c="8"/>if board[i][j] != 0:</text:p>
      <text:p text:style-name="P2"><text:s text:c="12"/>board[i][j] = 0</text:p>
      <text:p text:style-name="P2"><text:s text:c="12"/>cells_to_remove -= 1</text:p>
      <text:p text:style-name="P2">4. Тестирование: Обнаружение ошибок <text:span text:style-name="T1">и устранение.</text:span></text:p>
      <text:p text:style-name="P2">5. Оптимизация и публикация: Устранение багов, подготовка игры к распространению.</text:p>
      <text:h text:style-name="P3" text:outline-level="1">Практическая часть</text:h>
      <text:p text:style-name="P2">Реализация игры "Судоку"</text:p>
      <text:p text:style-name="P2">В этом проекте игра реализована с использованием Python и Pygame и включает в себя следующие основные компоненты:</text:p>
      <text:p text:style-name="P2">1. Генерация судоку:</text:p>
      <text:p text:style-name="P2"><text:s text:c="3"/>- Генерация полного поля и убирание случайных чисел для формирования игрового уровня.</text:p>
      <text:p text:style-name="P2"><text:s text:c="3"/>- Пример функции генерации полной доски:</text:p>
      <text:p text:style-name="P2"><text:s text:c="3"/>def generate_complete_board():</text:p>
      <text:p text:style-name="P2"><text:s text:c="7"/>board = [[0 for _ in range(BOARD_SIZE)] for _ in range(BOARD_SIZE)]</text:p>
      <text:p text:style-name="P2"><text:s text:c="7"/>solve_sudoku(board)</text:p>
      <text:p text:style-name="P2"><text:s text:c="7"/>return board</text:p>
      <text:p text:style-name="P2">2. Графический интерфейс:</text:p>
      <text:p text:style-name="P2"><text:s text:c="3"/>- Программа создает графическое окно с кнопками и визуальными элементами, доступными для взаимодействия.</text:p>
      <text:p text:style-name="P2"><text:s text:c="3"/>- Пример отрисовки сетки:</text:p>
      <text:p text:style-name="P2"><text:s text:c="3"/>def draw_grid():</text:p>
      <text:p text:style-name="P2"><text:s text:c="7"/>for i in range(BOARD_SIZE):</text:p>
      <text:p text:style-name="P2"><text:s text:c="11"/>for j in range(BOARD_SIZE):</text:p>
      <text:p text:style-name="P2"><text:s text:c="15"/>pygame.draw.rect(screen, LINE_COLOR, (j * CELL_SIZE, i * CELL_SIZE, CELL_SIZE, CELL_SIZE), 1)</text:p>
      <text:p text:style-name="P2">3. Логика игры:</text:p>
      <text:p text:style-name="P2"><text:s text:c="3"/>- Реализована логика проверки введенных значений и обновление состояния игры при взаимодействии с игроком.</text:p>
      <text:p text:style-name="P2"><text:s text:c="3"/>- Пример проверки чисел на допустимость:</text:p>
      <text:p text:style-name="P2"><text:s text:c="3"/>def is_valid(board, row, col, num):</text:p>
      <text:p text:style-name="P2"><text:s text:c="7"/>for x in range(BOARD_SIZE):</text:p>
      <text:p text:style-name="P2"><text:s text:c="11"/>if board[row][x] == num or board[x][col] == num:</text:p>
      <text:p text:style-name="P2"><text:soft-page-break/><text:s text:c="15"/>return False</text:p>
      <text:p text:style-name="P2"><text:s text:c="7"/>return Tru<text:span text:style-name="T1">e</text:span></text:p>
      <text:p text:style-name="P2">4. Обработка событий:</text:p>
      <text:p text:style-name="P2"><text:s text:c="3"/>- Реализация системы реакции на действия пользователя, включая нажатия клавиш и клики мышью.</text:p>
      <text:p text:style-name="P2"><text:s text:c="3"/>- Пример обработки ввода чисел:</text:p>
      <text:p text:style-name="P2"><text:s text:c="3"/>if event.key in [pygame.K_1, pygame.K_2, pygame.K_3]:</text:p>
      <text:p text:style-name="P2"><text:s text:c="7"/>if current_selected is not None:</text:p>
      <text:p text:style-name="P2"><text:s text:c="11"/>row, col = current_selected</text:p>
      <text:p text:style-name="P2"><text:s text:c="11"/>board[row][col] = int(event.unicode)</text:p>
      <text:h text:style-name="P3" text:outline-level="1">Выводы</text:h>
      <text:p text:style-name="P2">В процессе разработки игры Судоку на Python с использованием Pygame была достигнута цель создания увлекательного и образовательного приложения, наглядно демонстрирующего принципы программирования. Успешная реализация алгоритмов генерации судоку, а также построение графического интерфейса и логической игры показывают, каким образом концепции программирования могут быть применены для создания развлекательных приложений.</text:p>
      <text:p text:style-name="P2">В результате выполнения проекта были выявлены следующие выводы:</text:p>
      <text:p text:style-name="P2">- Разработка игры требует хорошего понимания как теоретических, так и практических аспектов программирования.</text:p>
      <text:p text:style-name="P2">- Использование библиотек может значительно ускорить процесс разработки и улучшить качество конечного продукта.</text:p>
      <text:p text:style-name="P2">- Игровые приложения имеют большой потенциал для использования в образовательных и развлекательных целях.</text:p>
      <text:p text:style-name="P2"/>
      <text:p text:style-name="P2">Перспективы дальнейшего развития проекта могут включать: улучшение графики, добавление поддержки различных языков, интеграцию рейтинговой системы, улучшение алгоритмов генерации и решения судоку, а также добавление многопользовательского режима.</text:p>
      <text:h text:style-name="P4" text:outline-level="1">Приложение</text:h>
      <text:p text:style-name="P5">import pygame</text:p>
      <text:p text:style-name="P5">import random</text:p>
      <text:p text:style-name="P6"/>
      <text:p text:style-name="P5"># Размеры игрового поля</text:p>
      <text:p text:style-name="P5">BOARD_SIZE = 9</text:p>
      <text:p text:style-name="P5">CELL_SIZE = 60</text:p>
      <text:p text:style-name="P5">GRID_SIZE = CELL_SIZE * BOARD_SIZE</text:p>
      <text:p text:style-name="P5">THICK_LINE_WIDTH = 4 # Толщина линий между девятками клетками</text:p>
      <text:p text:style-name="P5">THIN_LINE_WIDTH = 1 # Толщина тонких линий</text:p>
      <text:p text:style-name="P6"/>
      <text:p text:style-name="P5"># Цвета</text:p>
      <text:p text:style-name="P5">BACKGROUND_COLOR = (255, 255, 255)</text:p>
      <text:p text:style-name="P5">LINE_COLOR = (0, 0, 0)</text:p>
      <text:p text:style-name="P5">TEXT_COLOR = (0, 0, 0)</text:p>
      <text:p text:style-name="P5">SELECTED_COLOR = (173, 216, 230) # Светло-синий цвет для выбранной клетки</text:p>
      <text:p text:style-name="P5">HIGHLIGHT_COLOR = (173, 216, 230) # Светло-синий цвет для одинаковых чисел</text:p>
      <text:p text:style-name="P5">INVALID_COLOR = (255, 0, 0) # Красный цвет для неправильных чисел</text:p>
      <text:p text:style-name="P5">HIGHLIGHT_BOX_COLOR = (211, 211, 211) # Светло-серый цвет для области 3x3</text:p>
      <text:p text:style-name="P6"/>
      <text:p text:style-name="P5"># Инициализация Pygame</text:p>
      <text:p text:style-name="P5">pygame.init()</text:p>
      <text:p text:style-name="P6"/>
      <text:p text:style-name="P5"># Создание окна</text:p>
      <text:p text:style-name="P5"><text:soft-page-break/>screen = pygame.display.set_mode((GRID_SIZE, GRID_SIZE))</text:p>
      <text:p text:style-name="P5">pygame.display.set_caption('Судоку')</text:p>
      <text:p text:style-name="P6"/>
      <text:p text:style-name="P5"># Шрифт для цифр</text:p>
      <text:p text:style-name="P5">font = pygame.font.SysFont('arial', 40)</text:p>
      <text:p text:style-name="P6"/>
      <text:p text:style-name="P5"># Статусы для ячеек</text:p>
      <text:p text:style-name="P5">current_selected = None # Текущая выбранная ячейка</text:p>
      <text:p text:style-name="P5">board = None # Игровое поле с убранными числами</text:p>
      <text:p text:style-name="P5">original_board = None # Оригинальное полное поле</text:p>
      <text:p text:style-name="P5">invalid_numbers = [[False for _ in range(BOARD_SIZE)] for _ in range(BOARD_SIZE)]</text:p>
      <text:p text:style-name="P7"/>
      <text:p text:style-name="P5">def is_valid(board, row, col, num):</text:p>
      <text:p text:style-name="P5">for x in range(BOARD_SIZE):</text:p>
      <text:p text:style-name="P5">if board[row][x] == num or board[x][col] == num:</text:p>
      <text:p text:style-name="P5">return False</text:p>
      <text:p text:style-name="P6"/>
      <text:p text:style-name="P5">start_row = row - row % 3</text:p>
      <text:p text:style-name="P5">start_col = col - col % 3</text:p>
      <text:p text:style-name="P5">for i in range(3):</text:p>
      <text:p text:style-name="P5">for j in range(3):</text:p>
      <text:p text:style-name="P5">if board[i + start_row][j + start_col] == num:</text:p>
      <text:p text:style-name="P5">return False</text:p>
      <text:p text:style-name="P5">return True</text:p>
      <text:p text:style-name="P7"/>
      <text:p text:style-name="P5">def solve_sudoku(board):</text:p>
      <text:p text:style-name="P5"><text:soft-page-break/>empty = find_empty_location(board)</text:p>
      <text:p text:style-name="P5">if not empty:</text:p>
      <text:p text:style-name="P5">return True</text:p>
      <text:p text:style-name="P5">row, col = empty</text:p>
      <text:p text:style-name="P6"/>
      <text:p text:style-name="P5">for num in range(1, 10):</text:p>
      <text:p text:style-name="P5">if is_valid(board, row, col, num):</text:p>
      <text:p text:style-name="P5">board[row][col] = num</text:p>
      <text:p text:style-name="P5">if solve_sudoku(board):</text:p>
      <text:p text:style-name="P5">return True</text:p>
      <text:p text:style-name="P5">board[row][col] = 0</text:p>
      <text:p text:style-name="P5">return False</text:p>
      <text:p text:style-name="P7"/>
      <text:p text:style-name="P5">def find_empty_location(board):</text:p>
      <text:p text:style-name="P5">for i in range(BOARD_SIZE):</text:p>
      <text:p text:style-name="P5">for j in range(BOARD_SIZE):</text:p>
      <text:p text:style-name="P5">if board[i][j] == 0:</text:p>
      <text:p text:style-name="P5">return (i, j)</text:p>
      <text:p text:style-name="P5">return None</text:p>
      <text:p text:style-name="P7"/>
      <text:p text:style-name="P5">def generate_complete_board():</text:p>
      <text:p text:style-name="P5">board = [[0 for _ in range(BOARD_SIZE)] for _ in range(BOARD_SIZE)]</text:p>
      <text:p text:style-name="P5">solve_sudoku(board)</text:p>
      <text:p text:style-name="P5">return board</text:p>
      <text:p text:style-name="P7"/>
      <text:p text:style-name="P5">def remove_numbers(board, difficulty_level=0.5):</text:p>
      <text:p text:style-name="P5"><text:soft-page-break/>cells_to_remove = int(BOARD_SIZE * BOARD_SIZE * difficulty_level)</text:p>
      <text:p text:style-name="P5">while cells_to_remove &gt; 0:</text:p>
      <text:p text:style-name="P5">i = random.randint(0, BOARD_SIZE - 1)</text:p>
      <text:p text:style-name="P5">j = random.randint(0, BOARD_SIZE - 1)</text:p>
      <text:p text:style-name="P5">if board[i][j] != 0:</text:p>
      <text:p text:style-name="P5">board[i][j] = 0</text:p>
      <text:p text:style-name="P5">cells_to_remove -= 1</text:p>
      <text:p text:style-name="P7"/>
      <text:p text:style-name="P5">def generate_sudoku(difficulty_level=0.5):</text:p>
      <text:p text:style-name="P5">complete_board = generate_complete_board()</text:p>
      <text:p text:style-name="P5">remove_numbers(complete_board, difficulty_level)</text:p>
      <text:p text:style-name="P5">return complete_board</text:p>
      <text:p text:style-name="P7"/>
      <text:p text:style-name="P5">def draw_grid():</text:p>
      <text:p text:style-name="P5"># Рисуем сетку</text:p>
      <text:p text:style-name="P5">for i in range(BOARD_SIZE):</text:p>
      <text:p text:style-name="P5">for j in range(BOARD_SIZE):</text:p>
      <text:p text:style-name="P5">line_width = THIN_LINE_WIDTH</text:p>
      <text:p text:style-name="P5">if i % 3 == 0 and i &gt; 0: # Толстые горизонтальные линии</text:p>
      <text:p text:style-name="P5">line_width = THICK_LINE_WIDTH</text:p>
      <text:p text:style-name="P5">pygame.draw.line(screen, LINE_COLOR, (0, i * CELL_SIZE), (GRID_SIZE, i * CELL_SIZE), line_width)</text:p>
      <text:p text:style-name="P5">if j % 3 == 0 and j &gt; 0: # Толстые вертикальные линии</text:p>
      <text:p text:style-name="P5">line_width = THICK_LINE_WIDTH</text:p>
      <text:p text:style-name="P5">pygame.draw.line(screen, LINE_COLOR, (j * CELL_SIZE, 0), (j * CELL_SIZE, GRID_SIZE), line_width)</text:p>
      <text:p text:style-name="P5"># Рисуем тонкие линии вокруг клеток</text:p>
      <text:p text:style-name="P5"><text:soft-page-break/>rect = pygame.Rect(j * CELL_SIZE, i * CELL_SIZE, CELL_SIZE, CELL_SIZE)</text:p>
      <text:p text:style-name="P5">pygame.draw.rect(screen, LINE_COLOR, rect, 1)</text:p>
      <text:p text:style-name="P7"/>
      <text:p text:style-name="P5">def draw_highlight(row, col):</text:p>
      <text:p text:style-name="P5"># Подсветка строки</text:p>
      <text:p text:style-name="P5">row_rect = pygame.Rect(0, row * CELL_SIZE, GRID_SIZE, CELL_SIZE)</text:p>
      <text:p text:style-name="P5">pygame.draw.rect(screen, HIGHLIGHT_BOX_COLOR, row_rect)</text:p>
      <text:p text:style-name="P5"># Подсветка столбца</text:p>
      <text:p text:style-name="P5">col_rect = pygame.Rect(col * CELL_SIZE, 0, CELL_SIZE, GRID_SIZE)</text:p>
      <text:p text:style-name="P5">pygame.draw.rect(screen, HIGHLIGHT_BOX_COLOR, col_rect)</text:p>
      <text:p text:style-name="P5"># Подсветка области 3x3</text:p>
      <text:p text:style-name="P5">start_row = (row // 3) * 3</text:p>
      <text:p text:style-name="P5">start_col = (col // 3) * 3</text:p>
      <text:p text:style-name="P5">area_rect = pygame.Rect(start_col * CELL_SIZE, start_row * CELL_SIZE, 3 * CELL_SIZE, 3 * CELL_SIZE)</text:p>
      <text:p text:style-name="P5">pygame.draw.rect(screen, HIGHLIGHT_BOX_COLOR, area_rect)</text:p>
      <text:p text:style-name="P7"/>
      <text:p text:style-name="P5">def reset_board():</text:p>
      <text:p text:style-name="P5">global board, original_board, invalid_numbers</text:p>
      <text:p text:style-name="P5">original_board = generate_complete_board() # Генерируем полное поле</text:p>
      <text:p text:style-name="P5">board = generate_sudoku(0.5) # Уровень сложности 0.5 (50% убрано)</text:p>
      <text:p text:style-name="P5">invalid_numbers = [[False for _ in range(BOARD_SIZE)] for _ in range(BOARD_SIZE)] # Сброс статуса неправильных чисел</text:p>
      <text:p text:style-name="P7"/>
      <text:p text:style-name="P5">def draw_sudoku(board):</text:p>
      <text:p text:style-name="P5">for i in range(BOARD_SIZE):</text:p>
      <text:p text:style-name="P5"><text:soft-page-break/>for j in range(BOARD_SIZE):</text:p>
      <text:p text:style-name="P5">number = board[i][j]</text:p>
      <text:p text:style-name="P5">if number != 0:</text:p>
      <text:p text:style-name="P5">color = TEXT_COLOR</text:p>
      <text:p text:style-name="P5"># Если число было введено неверно, устанавливаем красный цвет</text:p>
      <text:p text:style-name="P5">if invalid_numbers[i][j]:</text:p>
      <text:p text:style-name="P5">color = INVALID_COLOR</text:p>
      <text:p text:style-name="P5">text = font.render(str(number), True, color)</text:p>
      <text:p text:style-name="P5">screen.blit(text, (j * CELL_SIZE + 20, i * CELL_SIZE + 10))</text:p>
      <text:p text:style-name="P7"/>
      <text:p text:style-name="P5">def main():</text:p>
      <text:p text:style-name="P5">global current_selected, board, original_board, invalid_numbers</text:p>
      <text:p text:style-name="P5">clock = pygame.time.Clock()</text:p>
      <text:p text:style-name="P5">reset_board()</text:p>
      <text:p text:style-name="P5">running = True</text:p>
      <text:p text:style-name="P5">while running:</text:p>
      <text:p text:style-name="P5">for event in pygame.event.get():</text:p>
      <text:p text:style-name="P5">if event.type == pygame.QUIT:</text:p>
      <text:p text:style-name="P5">running = False</text:p>
      <text:p text:style-name="P5">if event.type == pygame.MOUSEBUTTONDOWN:</text:p>
      <text:p text:style-name="P5">x, y = event.pos</text:p>
      <text:p text:style-name="P5">current_selected = (y // CELL_SIZE, x // CELL_SIZE) # Определение выбранной ячейки</text:p>
      <text:p text:style-name="P5">if event.type == pygame.KEYDOWN:</text:p>
      <text:p text:style-name="P5">if event.key in [pygame.K_1, pygame.K_2, pygame.K_3, pygame.K_4,</text:p>
      <text:p text:style-name="P5">pygame.K_5, pygame.K_6, pygame.K_7, pygame.K_8, pygame.K_9]:</text:p>
      <text:p text:style-name="P5">if current_selected is not None:</text:p>
      <text:p text:style-name="P5"><text:soft-page-break/>row, col = current_selected</text:p>
      <text:p text:style-name="P5">num = int(event.unicode) # Получаем число, соответствующее нажатой клавише</text:p>
      <text:p text:style-name="P5"># Проверяем правильность введенного значения с оригинальной таблицей</text:p>
      <text:p text:style-name="P5">if original_board[row][col] == num:</text:p>
      <text:p text:style-name="P5">board[row][col] = num # Если правильно, записываем его в игровое поле</text:p>
      <text:p text:style-name="P5">invalid_numbers[row][col] = False # Сбрасываем статус неверного числа</text:p>
      <text:p text:style-name="P5">else:</text:p>
      <text:p text:style-name="P5">board[row][col] = num # Записываем число даже если оно неверно</text:p>
      <text:p text:style-name="P5">invalid_numbers[row][col] = True # Устанавливаем статус неверного числа</text:p>
      <text:p text:style-name="P5">if event.key == pygame.K_r: # Сбросить поле</text:p>
      <text:p text:style-name="P5">reset_board()</text:p>
      <text:p text:style-name="P5">current_selected = None # Сброс выделения при сбросе игры</text:p>
      <text:p text:style-name="P5">screen.fill(BACKGROUND_COLOR)</text:p>
      <text:p text:style-name="P5"># 1. Подсветка строки и столбца выбранной клетки</text:p>
      <text:p text:style-name="P5">if current_selected is not None:</text:p>
      <text:p text:style-name="P5">row, col = current_selected</text:p>
      <text:p text:style-name="P5">draw_highlight(row, col) # Подсвечиваем строку и столбец, а также область 3x3</text:p>
      <text:p text:style-name="P5"># Подсветка выбранной ячейки (она становится светло-синей)</text:p>
      <text:p text:style-name="P5">rect = pygame.Rect(col * CELL_SIZE, row * CELL_SIZE, CELL_SIZE, CELL_SIZE)</text:p>
      <text:p text:style-name="P5"># Подсветка выбранной клетки, если она не пустая, тот подсветка клеток, имеющих такое же значение, как и выбранная</text:p>
      <text:p text:style-name="P5">if board[row][col] == 0:</text:p>
      <text:p text:style-name="P5">pygame.draw.rect(screen, HIGHLIGHT_COLOR, rect) # Подсветка пустой клетки</text:p>
      <text:p text:style-name="P5">else:</text:p>
      <text:p text:style-name="P5"><text:soft-page-break/>pygame.draw.rect(screen, SELECTED_COLOR, rect) # Подсветка заполненной клетки</text:p>
      <text:p text:style-name="P5"># Подсветка всех ячеек с одинаковым числом</text:p>
      <text:p text:style-name="P5">number = board[row][col]</text:p>
      <text:p text:style-name="P5">highlighted_cells = [(r, c) for r in range(BOARD_SIZE) for c in range(BOARD_SIZE) if board[r][c] == number]</text:p>
      <text:p text:style-name="P5">for r, c in highlighted_cells:</text:p>
      <text:p text:style-name="P5">highlighted_rect = pygame.Rect(c * CELL_SIZE, r * CELL_SIZE, CELL_SIZE, CELL_SIZE)</text:p>
      <text:p text:style-name="P5">pygame.draw.rect(screen, HIGHLIGHT_COLOR, highlighted_rect)</text:p>
      <text:p text:style-name="P5"># 2. Отрисовка сетки</text:p>
      <text:p text:style-name="P5">draw_grid()</text:p>
      <text:p text:style-name="P5"># 3. Отрисовка цифр</text:p>
      <text:p text:style-name="P5">draw_sudoku(board)</text:p>
      <text:p text:style-name="P5">pygame.display.flip()</text:p>
      <text:p text:style-name="P5">clock.tick(60)</text:p>
      <text:p text:style-name="P5">pygame.quit()</text:p>
      <text:p text:style-name="P7"/>
      <text:p text:style-name="P5">if __name__ == "__main__":</text:p>
      <text:p text:style-name="P5">main(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adornments="Обычный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mul" fo:country="none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mul" fo:country="none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4T20:31:42.543919789</meta:creation-date>
    <meta:generator>LibreOffice/24.8.4.2$Linux_X86_64 LibreOffice_project/480$Build-2</meta:generator>
    <dc:date>2025-02-24T21:25:06.994989378</dc:date>
    <meta:editing-duration>PT42M41S</meta:editing-duration>
    <meta:editing-cycles>2</meta:editing-cycles>
    <meta:document-statistic meta:table-count="0" meta:image-count="0" meta:object-count="0" meta:page-count="14" meta:paragraph-count="250" meta:word-count="1582" meta:character-count="12194" meta:non-whitespace-character-count="10617"/>
  </office:meta>
</office:document-meta>
</file>